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66e8e" officeooo:paragraph-rsid="00066e8e"/>
    </style:style>
    <style:style style:name="P2" style:family="paragraph" style:parent-style-name="Standard">
      <style:paragraph-properties fo:margin-left="0.5in" fo:margin-right="0in" fo:text-indent="-0.25in" style:auto-text-indent="false"/>
      <style:text-properties officeooo:paragraph-rsid="00066e8e"/>
    </style:style>
    <style:style style:name="P3" style:family="paragraph" style:parent-style-name="Standard">
      <style:text-properties officeooo:paragraph-rsid="00066e8e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officeooo:paragraph-rsid="00066e8e"/>
    </style:style>
    <style:style style:name="P5" style:family="paragraph" style:parent-style-name="Standard">
      <style:paragraph-properties fo:margin-left="0.5in" fo:margin-right="0in" fo:text-indent="-0.25in" style:auto-text-indent="false"/>
      <style:text-properties officeooo:paragraph-rsid="0008aff5"/>
    </style:style>
    <style:style style:name="P6" style:family="paragraph" style:parent-style-name="Standard">
      <style:paragraph-properties fo:margin-left="0.5in" fo:margin-right="0in" fo:text-indent="-0.25in" style:auto-text-indent="false"/>
      <style:text-properties officeooo:rsid="0008aff5" officeooo:paragraph-rsid="0008aff5"/>
    </style:style>
    <style:style style:name="P7" style:family="paragraph" style:parent-style-name="Standard">
      <style:paragraph-properties fo:margin-left="0.5in" fo:margin-right="0in" fo:text-indent="-0.25in" style:auto-text-indent="false"/>
      <style:text-properties officeooo:rsid="000b21ff" officeooo:paragraph-rsid="000b21ff"/>
    </style:style>
    <style:style style:name="P8" style:family="paragraph" style:parent-style-name="Standard">
      <style:paragraph-properties fo:margin-left="0.5in" fo:margin-right="0in" fo:text-indent="-0.25in" style:auto-text-indent="false"/>
      <style:text-properties officeooo:paragraph-rsid="00119d2a"/>
    </style:style>
    <style:style style:name="P9" style:family="paragraph" style:parent-style-name="Standard">
      <style:text-properties officeooo:rsid="0018017f" officeooo:paragraph-rsid="0018017f"/>
    </style:style>
    <style:style style:name="P10" style:family="paragraph" style:parent-style-name="Text_20_body">
      <style:paragraph-properties fo:line-height="100%"/>
      <style:text-properties officeooo:paragraph-rsid="0008aff5"/>
    </style:style>
    <style:style style:name="P11" style:family="paragraph" style:parent-style-name="Standard" style:list-style-name="WWNum1">
      <style:paragraph-properties fo:margin-left="0in" fo:margin-right="0in" fo:text-indent="0in" style:auto-text-indent="false"/>
      <style:text-properties officeooo:paragraph-rsid="00066e8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  <style:text-properties officeooo:paragraph-rsid="00066e8e"/>
    </style:style>
    <style:style style:name="P13" style:family="paragraph" style:parent-style-name="Standard" style:list-style-name="WWNum1">
      <style:text-properties officeooo:paragraph-rsid="00066e8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  <style:text-properties fo:font-weight="bold" officeooo:rsid="000b21ff" officeooo:paragraph-rsid="000b21ff" style:font-weight-asian="bold" style:font-weight-complex="bold"/>
    </style:style>
    <style:style style:name="P15" style:family="paragraph" style:parent-style-name="Standard">
      <style:paragraph-properties fo:margin-left="0.5in" fo:margin-right="0in" fo:text-indent="-0.25in" style:auto-text-indent="false"/>
      <style:text-properties fo:font-weight="normal" officeooo:paragraph-rsid="0008aff5" style:font-weight-asian="normal" style:font-weight-complex="normal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  <style:text-properties officeooo:rsid="001bae03" officeooo:paragraph-rsid="001bae03"/>
    </style:style>
    <style:style style:name="P17" style:family="paragraph" style:parent-style-name="Standard" style:list-style-name="WWNum3">
      <style:paragraph-properties fo:margin-left="0.5in" fo:margin-right="0in" fo:text-indent="-0.25in" style:auto-text-indent="false"/>
      <style:text-properties officeooo:paragraph-rsid="00066e8e"/>
    </style:style>
    <style:style style:name="P18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066e8e"/>
    </style:style>
    <style:style style:name="P19" style:family="paragraph" style:parent-style-name="Standard">
      <style:text-properties officeooo:rsid="00066e8e" officeooo:paragraph-rsid="00066e8e"/>
    </style:style>
    <style:style style:name="P20" style:family="paragraph" style:parent-style-name="Text_20_body" style:list-style-name="L1">
      <style:text-properties officeooo:paragraph-rsid="0008aff5"/>
    </style:style>
    <style:style style:name="P21" style:family="paragraph" style:parent-style-name="Text_20_body" style:list-style-name="L1">
      <style:text-properties officeooo:paragraph-rsid="000b21ff"/>
    </style:style>
    <style:style style:name="P22" style:family="paragraph" style:parent-style-name="Text_20_body" style:list-style-name="L1">
      <style:text-properties officeooo:paragraph-rsid="0009abcf"/>
    </style:style>
    <style:style style:name="P23" style:family="paragraph" style:parent-style-name="Text_20_body" style:list-style-name="L1">
      <style:text-properties officeooo:paragraph-rsid="001bae03"/>
    </style:style>
    <style:style style:name="P24" style:family="paragraph" style:parent-style-name="Text_20_body" style:list-style-name="L1">
      <style:text-properties fo:font-weight="bold" officeooo:rsid="000b21ff" officeooo:paragraph-rsid="000b21ff" style:font-weight-asian="bold" style:font-weight-complex="bold"/>
    </style:style>
    <style:style style:name="P25" style:family="paragraph" style:parent-style-name="Text_20_body" style:list-style-name="L1">
      <style:text-properties officeooo:rsid="000e4315" officeooo:paragraph-rsid="000e4315"/>
    </style:style>
    <style:style style:name="P26" style:family="paragraph" style:parent-style-name="Text_20_body" style:list-style-name="L1">
      <style:text-properties officeooo:rsid="001bae03" officeooo:paragraph-rsid="001bae03"/>
    </style:style>
    <style:style style:name="T1" style:family="text">
      <style:text-properties officeooo:rsid="001657e9"/>
    </style:style>
    <style:style style:name="T2" style:family="text">
      <style:text-properties officeooo:rsid="0008af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21ff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officeooo:rsid="000e4315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8aff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b21f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e4315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aff5" style:font-weight-asian="normal" style:font-weight-complex="normal"/>
    </style:style>
    <style:style style:name="T13" style:family="text">
      <style:text-properties officeooo:rsid="000b21ff"/>
    </style:style>
    <style:style style:name="T14" style:family="text">
      <style:text-properties officeooo:rsid="000e4315"/>
    </style:style>
    <style:style style:name="T15" style:family="text">
      <style:text-properties officeooo:rsid="0013237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stin Byrd</text:p>
      <text:p text:style-name="P1"/>
      <text:p text:style-name="P1">Sprint 1</text:p>
      <text:p text:style-name="P1">Setup Sprint User Stories, Tasks, and Project Tracking</text:p>
      <text:p text:style-name="P1"/>
      <text:p text:style-name="P9">USER STORIES</text:p>
      <text:list xml:id="list873319502" text:style-name="WWNum1">
        <text:list-header>
          <text:p text:style-name="P11">Sprint Backlog (User stories)</text:p>
          <text:p text:style-name="P14">List</text:p>
        </text:list-header>
      </text:list>
      <text:p text:style-name="P6"><text:tab/>1.</text:p>
      <text:p text:style-name="P5"><text:span text:style-name="Strong_20_Emphasis"><text:tab/>As a shopper, </text:span></text:p>
      <text:p text:style-name="P5"><text:span text:style-name="Strong_20_Emphasis"/></text:p>
      <text:p text:style-name="P5"><text:span text:style-name="Strong_20_Emphasis"><text:span text:style-name="T5"><text:tab/></text:span></text:span><text:span text:style-name="Strong_20_Emphasis"><text:span text:style-name="T7">I want to view </text:span></text:span><text:span text:style-name="Strong_20_Emphasis"><text:span text:style-name="T8">all available</text:span></text:span><text:span text:style-name="Strong_20_Emphasis"><text:span text:style-name="T7"> products on the homepage</text:span></text:span><text:span text:style-name="T7">,</text:span><text:span text:style-name="T11"> </text:span></text:p>
      <text:p text:style-name="P15"/>
      <text:p text:style-name="P5"><text:tab/>so I can browse <text:span text:style-name="T13">through the</text:span> <text:span text:style-name="T13">products</text:span>. </text:p>
      <text:p text:style-name="P5"/>
      <text:p text:style-name="P7"><text:tab/><text:span text:style-name="T3">Details</text:span></text:p>
      <text:p text:style-name="P6"><text:tab/>2.</text:p>
      <text:list text:style-name="L1">
        <text:list-header>
          <text:p text:style-name="P20"><text:span text:style-name="Strong_20_Emphasis">As a shopper, </text:span></text:p>
          <text:p text:style-name="P20"><text:span text:style-name="Strong_20_Emphasis"><text:span text:style-name="T7">I want to </text:span></text:span><text:span text:style-name="Strong_20_Emphasis"><text:span text:style-name="T9">view the details of a specific product on a separate page than the list</text:span></text:span>, </text:p>
          <text:p text:style-name="P20">so I can <text:span text:style-name="T13">see the attributes of the products.</text:span></text:p>
          <text:p text:style-name="P20"/>
        </text:list-header>
      </text:list>
      <text:p text:style-name="P10"><text:tab/><text:span text:style-name="T4">Add</text:span></text:p>
      <text:p text:style-name="P10"><text:span text:style-name="Strong_20_Emphasis"><text:tab/></text:span><text:span text:style-name="Strong_20_Emphasis"><text:span text:style-name="T12">3.</text:span></text:span></text:p>
      <text:list text:continue-numbering="true" text:style-name="L1">
        <text:list-header>
          <text:p text:style-name="P21"><text:span text:style-name="Strong_20_Emphasis">As a </text:span><text:span text:style-name="Strong_20_Emphasis"><text:span text:style-name="T13">seller</text:span></text:span><text:span text:style-name="Strong_20_Emphasis">, </text:span></text:p>
          <text:p text:style-name="P22"><text:span text:style-name="Strong_20_Emphasis"><text:span text:style-name="T7">I want to </text:span></text:span><text:span text:style-name="Strong_20_Emphasis"><text:span text:style-name="T6">add</text:span></text:span><text:span text:style-name="Strong_20_Emphasis"><text:span text:style-name="T10"> products to the list of available produccts</text:span></text:span><text:span text:style-name="T7">,</text:span> </text:p>
          <text:p text:style-name="P22">so <text:span text:style-name="T14">they can be viewed from the homepage</text:span>.</text:p>
          <text:p text:style-name="P24">Edit</text:p>
        </text:list-header>
      </text:list>
      <text:p text:style-name="Text_20_body"><text:tab/><text:span text:style-name="T2">4.</text:span></text:p>
      <text:list text:continue-numbering="true" text:style-name="L1">
        <text:list-header>
          <text:p text:style-name="P22"><text:span text:style-name="Strong_20_Emphasis">As a </text:span><text:span text:style-name="Strong_20_Emphasis"><text:span text:style-name="T13">seller</text:span></text:span><text:span text:style-name="Strong_20_Emphasis">, </text:span></text:p>
          <text:p text:style-name="P22"><text:span text:style-name="Strong_20_Emphasis"><text:span text:style-name="T7">I want to </text:span></text:span><text:span text:style-name="Strong_20_Emphasis"><text:span text:style-name="T6">update/edit</text:span></text:span><text:span text:style-name="Strong_20_Emphasis"><text:span text:style-name="T10"> a product,</text:span></text:span> </text:p>
          <text:p text:style-name="P25">so that the details are changed to the new attributes. </text:p>
          <text:p text:style-name="P24">Remove</text:p>
        </text:list-header>
      </text:list>
      <text:p text:style-name="Text_20_body"><text:tab/><text:span text:style-name="T2">5.</text:span></text:p>
      <text:list text:continue-numbering="true" text:style-name="L1">
        <text:list-header>
          <text:p text:style-name="P22"><text:span text:style-name="Strong_20_Emphasis">As a s</text:span><text:span text:style-name="Strong_20_Emphasis"><text:span text:style-name="T13">eller</text:span></text:span><text:span text:style-name="Strong_20_Emphasis">, </text:span></text:p>
          <text:p text:style-name="P22"><text:span text:style-name="Strong_20_Emphasis"><text:span text:style-name="T7">I want to </text:span></text:span><text:span text:style-name="Strong_20_Emphasis"><text:span text:style-name="T10">delete products from the list of available products</text:span></text:span><text:span text:style-name="T7">,</text:span></text:p>
          <text:p text:style-name="P23"><text:s/>so <text:span text:style-name="T14">that they can no longer be viewed from the homepage</text:span>.</text:p>
          <text:p text:style-name="P26">Links</text:p>
          <text:p text:style-name="P23"><text:a xlink:type="simple" xlink:href="https://github.com/amazingabyrd/cs3300Sprint1/issues/1" office:target-frame-name="_blank" xlink:show="new" text:style-name="Internet_20_link" text:visited-style-name="Visited_20_Internet_20_Link"><text:soft-page-break/>As a shopper, I want to view all available products on the homepage, so I can browse through the products.</text:a></text:p>
        </text:list-header>
      </text:list>
      <text:p text:style-name="Standard"><text:a xlink:type="simple" xlink:href="https://github.com/amazingabyrd/cs3300Sprint1/issues/2" office:target-frame-name="_blank" xlink:show="new" text:style-name="Internet_20_link" text:visited-style-name="Visited_20_Internet_20_Link">As a shopper, I want to view the details of a specific product on a separate page than the list, so I can see the attributes of the products.</text:a></text:p>
      <text:p text:style-name="Standard"><text:a xlink:type="simple" xlink:href="https://github.com/amazingabyrd/cs3300Sprint1/issues/3" office:target-frame-name="_blank" xlink:show="new" text:style-name="Internet_20_link" text:visited-style-name="Visited_20_Internet_20_Link">As a seller, I want to add products to the list of available produccts, so they can be viewed from the homepage.</text:a></text:p>
      <text:p text:style-name="Standard"><text:a xlink:type="simple" xlink:href="https://github.com/amazingabyrd/cs3300Sprint1/issues/4" office:target-frame-name="_blank" xlink:show="new" text:style-name="Internet_20_link" text:visited-style-name="Visited_20_Internet_20_Link">As a seller, I want to update/edit a product, so that the details are changed to the new attributes.</text:a></text:p>
      <text:p text:style-name="Standard"><text:a xlink:type="simple" xlink:href="https://github.com/amazingabyrd/cs3300Sprint1/issues/5" office:target-frame-name="_blank" xlink:show="new" text:style-name="Internet_20_link" text:visited-style-name="Visited_20_Internet_20_Link">As a seller, I want to delete products from the list of available products, so that they can no longer be viewed from the homepage.</text:a></text:p>
      <text:list text:continue-numbering="true" text:style-name="L1">
        <text:list-header>
          <text:p text:style-name="P22"/>
        </text:list-header>
      </text:list>
      <text:p text:style-name="P2"/>
      <text:p text:style-name="P2"/>
      <text:list text:continue-list="list873319502" text:style-name="WWNum1">
        <text:list-item>
          <text:p text:style-name="P12">To Do (Tasks)</text:p>
          <text:p text:style-name="P16">Links and tasks vs </text:p>
          <text:p text:style-name="P13"><text:a xlink:type="simple" xlink:href="https://github.com/users/amazingabyrd/projects/3#" office:target-frame-name="_blank" xlink:show="new" text:style-name="Internet_20_link" text:visited-style-name="Visited_20_Internet_20_Link">(15m) (S1) Find picture to add to homepage html template</text:a></text:p>
        </text:list-item>
      </text:list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2h) (S1) Create model for products: they have names, descriptions, prices, etc.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2h) (S1) Make homepage html template that can display the list of all products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2h) (S2) Make detail view that can show the details of any product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1h) (S3) Make create page to add products to the list of products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1.5h) (S4) Make update page (alter create page) that can update the details of a product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1.5h) (S5) Make a delete button that takes you to a confirmation page so that you can delete products from the list</text:a></text:p>
      <text:p text:style-name="P4"/>
      <text:p text:style-name="P4"/>
      <text:list text:continue-numbering="true" text:style-name="WWNum1">
        <text:list-item>
          <text:p text:style-name="P12">In Process (Tasks)</text:p>
        </text:list-item>
      </text:list>
      <text:p text:style-name="P2"/>
      <text:p text:style-name="P8"/>
      <text:list text:continue-numbering="true" text:style-name="WWNum1">
        <text:list-item>
          <text:p text:style-name="P12">Done (Tasks)</text:p>
        </text:list-item>
      </text:list>
      <text:p text:style-name="P3"><text:tab/>Create Issues for User Stories and add to Sprint Backlog</text:p>
      <text:p text:style-name="P3"/>
      <text:p text:style-name="P3"/>
      <text:list text:style-name="WWNum3">
        <text:list-item>
          <text:p text:style-name="P17">User stories should represent all requirements for this sprin<text:span text:style-name="T15">t</text:span></text:p>
        </text:list-item>
      </text:list>
      <text:p text:style-name="P2"/>
      <text:p text:style-name="P2"/>
      <text:list text:continue-numbering="true" text:style-name="WWNum3">
        <text:list-item>
          <text:p text:style-name="P17">Should include S1, S2, etc in front of the user story.</text:p>
        </text:list-item>
      </text:list>
      <text:p text:style-name="P3"><text:tab/>Create tasks for all the work needed to </text:p>
      <text:p text:style-name="P3"/>
      <text:p text:style-name="P3"/>
      <text:list text:style-name="WWNum5">
        <text:list-item>
          <text:p text:style-name="P18">Add tasks for the user stories and setting up your environment (you may have other tasks such as the styling the user interface)</text:p>
        </text:list-item>
      </text:list>
      <text:p text:style-name="P2"/>
      <text:p text:style-name="P2"/>
      <text:list text:continue-numbering="true" text:style-name="WWNum5">
        <text:list-item>
          <text:p text:style-name="P18">Include (time estimate) (story number) for each task with brief description</text:p>
        </text:list-item>
      </text:list>
      <text:p text:style-name="P1"><text:tab/>(3 h) (S1) Item detail view - urls, views, html<text:span text:style-name="T1">ls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9:37:06.223712945</meta:creation-date>
    <dc:date>2023-10-26T11:43:52.966480573</dc:date>
    <meta:editing-duration>PT4H4M37S</meta:editing-duration>
    <meta:editing-cycles>24</meta:editing-cycles>
    <meta:generator>LibreOffice/7.5.7.1$Linux_X86_64 LibreOffice_project/50$Build-1</meta:generator>
    <meta:document-statistic meta:table-count="0" meta:image-count="0" meta:object-count="0" meta:page-count="2" meta:paragraph-count="54" meta:word-count="464" meta:character-count="2444" meta:non-whitespace-character-count="2012"/>
  </office:meta>
</office:document-meta>
</file>